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0200000002D35C00AFDACFB1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ff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style:paragraph-properties fo:text-align="start" style:writing-mode="lr-tb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 New Roman" fo:font-size="10pt" style:font-size-asian="10pt" style:font-name-complex="Times New Roman" style:font-size-complex="10pt"/>
    </style:style>
    <style:style style:name="T2" style:family="text">
      <style:text-properties fo:color="#000000" style:font-name="Times New Roman" fo:font-size="10pt" fo:font-style="italic" style:font-size-asian="10pt" style:font-name-complex="Times New Roman" style:font-size-complex="10pt" style:font-style-complex="italic"/>
    </style:style>
    <style:style style:name="T3" style:family="text">
      <style:text-properties fo:color="#a19f9e" style:font-name="Times New Roman" fo:font-size="10pt" fo:font-style="italic" style:font-size-asian="10pt" style:font-name-complex="Times New Roman" style:font-size-complex="10pt" style:font-style-complex="italic"/>
    </style:style>
    <style:style style:name="T4" style:family="text">
      <style:text-properties fo:color="#000000" style:font-name="Times New Roman" fo:font-size="11.1000003814697pt" style:font-size-asian="11.1000003814697pt" style:font-name-complex="Times New Roman" style:font-size-complex="11.1000003814697pt"/>
    </style:style>
    <style:style style:name="T5" style:family="text">
      <style:text-properties fo:color="#646160" style:font-name="Times New Roman" fo:font-size="11.1000003814697pt" style:font-size-asian="11.1000003814697pt" style:font-name-complex="Times New Roman" style:font-size-complex="11.1000003814697pt"/>
    </style:style>
    <style:style style:name="T6" style:family="text">
      <style:text-properties fo:color="#b59899" style:font-name="Times New Roman" fo:font-size="10pt" style:font-size-asian="10pt" style:font-name-complex="Times New Roman" style:font-size-complex="10pt"/>
    </style:style>
    <style:style style:name="T7" style:family="text">
      <style:text-properties fo:color="#000000" style:font-name="Times New Roman" fo:font-size="10pt" fo:font-style="italic" fo:font-weight="bold" style:font-size-asian="10pt" style:font-name-complex="Times New Roman" style:font-size-complex="10pt" style:font-style-complex="italic" style:font-weight-complex="bold"/>
    </style:style>
    <style:style style:name="T8" style:family="text">
      <style:text-properties fo:color="#646464" style:font-name="Times New Roman" fo:font-size="11.1000003814697pt" style:font-size-asian="11.1000003814697pt" style:font-name-complex="Times New Roman" style:font-size-complex="11.1000003814697pt"/>
    </style:style>
    <style:style style:name="T9" style:family="text">
      <style:text-properties fo:color="#664646" style:font-name="Times New Roman" fo:font-size="10pt" style:font-size-asian="10pt" style:font-name-complex="Times New Roman" style:font-size-complex="10pt"/>
    </style:style>
    <style:style style:name="T10" style:family="text">
      <style:text-properties fo:color="#363131" style:font-name="Times New Roman" fo:font-size="10pt" style:font-size-asian="10pt" style:font-name-complex="Times New Roman" style:font-size-complex="10pt"/>
    </style:style>
    <style:style style:name="T11" style:family="text">
      <style:text-properties fo:color="#000000" style:font-name="Times New Roman" fo:font-size="12pt" style:font-size-asian="12pt" style:font-name-complex="Times New Roman" style:font-size-complex="12pt"/>
    </style:style>
    <style:style style:name="T12" style:family="text">
      <style:text-properties fo:color="#883332" style:font-name="TimesNewRoman" fo:font-size="24pt" style:font-size-asian="24pt" style:font-name-complex="TimesNewRoman" style:font-size-complex="24pt"/>
    </style:style>
    <style:style style:name="T13" style:family="text">
      <style:text-properties fo:color="#323335" style:font-name="TimesNewRoman" fo:font-size="24pt" style:font-size-asian="24pt" style:font-name-complex="TimesNewRoman" style:font-size-complex="24pt"/>
    </style:style>
    <style:style style:name="T14" style:family="text">
      <style:text-properties fo:color="#ba9c9c" style:font-name="Times New Roman" fo:font-size="10pt" style:font-size-asian="10pt" style:font-name-complex="Times New Roman" style:font-size-complex="10pt"/>
    </style:style>
    <style:style style:name="T15" style:family="text">
      <style:text-properties fo:color="#883332" style:font-name="Times New Roman" fo:font-size="10pt" fo:font-style="italic" fo:font-weight="bold" style:font-size-asian="10pt" style:font-name-complex="Times New Roman" style:font-size-complex="10pt" style:font-style-complex="italic" style:font-weight-complex="bold"/>
    </style:style>
    <style:style style:name="T16" style:family="text">
      <style:text-properties fo:color="#646160" style:font-name="Times New Roman" fo:font-size="10pt" fo:font-style="italic" style:font-size-asian="10pt" style:font-name-complex="Times New Roman" style:font-size-complex="10pt" style:font-style-complex="italic"/>
    </style:style>
    <style:style style:name="T17" style:family="text">
      <style:text-properties fo:color="#000000" style:font-name="TimesNewRomanPS" fo:font-size="10pt" fo:font-style="italic" style:font-size-asian="10pt" style:font-name-complex="TimesNewRomanPS" style:font-size-complex="10pt" style:font-style-complex="italic"/>
    </style:style>
    <style:style style:name="T18" style:family="text">
      <style:text-properties fo:color="#646160" style:font-name="TimesNewRomanPS" fo:font-size="10pt" fo:font-style="italic" style:font-size-asian="10pt" style:font-name-complex="TimesNewRomanPS" style:font-size-complex="10pt" style:font-style-complex="italic"/>
    </style:style>
    <style:style style:name="T19" style:family="text">
      <style:text-properties fo:color="#646160" style:font-name="Times New Roman" fo:font-size="10pt" style:font-size-asian="10pt" style:font-name-complex="Times New Roman" style:font-size-complex="10pt"/>
    </style:style>
    <style:style style:name="T20" style:family="text">
      <style:text-properties fo:color="#646160" style:font-name="TimesNewRoman" fo:font-size="11.1000003814697pt" style:font-size-asian="11.1000003814697pt" style:font-name-complex="TimesNewRoman" style:font-size-complex="11.1000003814697pt"/>
    </style:style>
    <style:style style:name="T21" style:family="text">
      <style:text-properties fo:color="#646160" style:font-name="Arial" fo:font-size="10pt" style:font-size-asian="10pt" style:font-name-complex="Arial" style:font-size-complex="10pt"/>
    </style:style>
    <style:style style:name="T22" style:family="text">
      <style:text-properties fo:color="#646160" style:font-name="TimesNewRoman" fo:font-size="10pt" style:font-size-asian="10pt" style:font-name-complex="TimesNewRoman" style:font-size-complex="10pt"/>
    </style:style>
    <style:style style:name="T23" style:family="text">
      <style:text-properties fo:color="#000000" style:font-name="Times New Roman" fo:font-size="9pt" style:font-size-asian="9pt" style:font-name-complex="Times New Roman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763cm" svg:height="8.255cm" svg:x="0.952cm" svg:y="3.81cm" svg:viewBox="0 0 4764 8256" draw:points="0,8256 4764,8256 4764,0 0,0">
          <text:p/>
        </draw:polygon>
        <draw:frame draw:style-name="gr2" draw:text-style-name="P3" draw:layer="layout" svg:width="3.727cm" svg:height="0.39cm" svg:x="1.207cm" svg:y="4.357cm">
          <draw:text-box>
            <text:p text:style-name="P2"><text:span text:style-name="T1">AR</text:span><text:span text:style-name="T1">EA</text:span><text:span text:style-name="T1">S </text:span><text:span text:style-name="T1">OF </text:span><text:span text:style-name="T1">EX</text:span><text:span text:style-name="T1">PE</text:span><text:span text:style-name="T1">RT</text:span><text:span text:style-name="T1">IS</text:span><text:span text:style-name="T1">E </text:span></text:p>
          </draw:text-box>
        </draw:frame>
        <draw:frame draw:style-name="gr2" draw:text-style-name="P3" draw:layer="layout" svg:width="0.777cm" svg:height="0.39cm" svg:x="1.207cm" svg:y="5.31cm">
          <draw:text-box>
            <text:p text:style-name="P2"><text:span text:style-name="T2">PH</text:span><text:span text:style-name="T2">P </text:span></text:p>
          </draw:text-box>
        </draw:frame>
        <draw:frame draw:style-name="gr2" draw:text-style-name="P3" draw:layer="layout" svg:width="1.166cm" svg:height="0.39cm" svg:x="1.207cm" svg:y="6.165cm">
          <draw:text-box>
            <text:p text:style-name="P2"><text:span text:style-name="T2">My</text:span><text:span text:style-name="T2">SQ</text:span><text:span text:style-name="T2">L </text:span></text:p>
          </draw:text-box>
        </draw:frame>
        <draw:frame draw:style-name="gr2" draw:text-style-name="P3" draw:layer="layout" svg:width="0.798cm" svg:height="0.39cm" svg:x="1.207cm" svg:y="7.024cm">
          <draw:text-box>
            <text:p text:style-name="P2"><text:span text:style-name="T2">C+</text:span><text:span text:style-name="T2">+ </text:span></text:p>
          </draw:text-box>
        </draw:frame>
        <draw:frame draw:style-name="gr2" draw:text-style-name="P3" draw:layer="layout" svg:width="0.35cm" svg:height="0.39cm" svg:x="1.207cm" svg:y="12.18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39cm" svg:x="1.207cm" svg:y="12.9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39cm" svg:x="1.207cm" svg:y="13.37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39cm" svg:x="1.207cm" svg:y="13.77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39cm" svg:x="1.207cm" svg:y="14.17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2.383cm" svg:height="26.983cm" svg:x="7.328cm" svg:y="1.83cm" svg:viewBox="0 0 12384 26984" draw:points="0,26984 12384,26984 12384,0 0,0">
          <text:p/>
        </draw:polygon>
        <draw:frame draw:style-name="gr2" draw:text-style-name="P3" draw:layer="layout" svg:width="0.35cm" svg:height="0.39cm" svg:x="1.207cm" svg:y="14.57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5.599cm" svg:height="0.433cm" svg:x="7.558cm" svg:y="10.187cm">
          <draw:text-box>
            <text:p text:style-name="P2"><text:span text:style-name="T4">A</text:span><text:span text:style-name="T4">C</text:span><text:span text:style-name="T4">A</text:span><text:span text:style-name="T4">D</text:span><text:span text:style-name="T4">E</text:span><text:span text:style-name="T4">MI</text:span><text:span text:style-name="T4">C </text:span><text:span text:style-name="T4">Q</text:span><text:span text:style-name="T4">U</text:span><text:span text:style-name="T4">A</text:span><text:span text:style-name="T4">LI</text:span><text:span text:style-name="T4">FI</text:span><text:span text:style-name="T4">C</text:span><text:span text:style-name="T4">A</text:span><text:span text:style-name="T4">TI</text:span><text:span text:style-name="T4">O</text:span><text:span text:style-name="T4">N</text:span><text:span text:style-name="T4">S</text:span><text:span text:style-name="T5"> <text:s/></text:span></text:p>
          </draw:text-box>
        </draw:frame>
        <draw:frame draw:style-name="gr3" draw:text-style-name="P4" draw:layer="layout" svg:width="0.388cm" svg:height="0.433cm" svg:x="7.638cm" svg:y="12.205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3.753cm" svg:height="0.433cm" svg:x="7.638cm" svg:y="12.666cm">
          <draw:text-box>
            <text:p text:style-name="P2"><text:span text:style-name="T4">W</text:span><text:span text:style-name="T4">O</text:span><text:span text:style-name="T4">R</text:span><text:span text:style-name="T4">K </text:span><text:span text:style-name="T4">E</text:span><text:span text:style-name="T4">X</text:span><text:span text:style-name="T4">PE</text:span><text:span text:style-name="T4">RI</text:span><text:span text:style-name="T4">E</text:span><text:span text:style-name="T4">N</text:span><text:span text:style-name="T4">C</text:span><text:span text:style-name="T4">E </text:span></text:p>
          </draw:text-box>
        </draw:frame>
        <draw:frame draw:style-name="gr2" draw:text-style-name="P3" draw:layer="layout" svg:width="0.35cm" svg:height="0.39cm" svg:x="7.558cm" svg:y="14.349cm">
          <draw:text-box>
            <text:p text:style-name="P2"><text:span text:style-name="T6"><text:s/></text:span></text:p>
          </draw:text-box>
        </draw:frame>
        <draw:frame draw:style-name="gr2" draw:text-style-name="P3" draw:layer="layout" svg:width="11.36cm" svg:height="0.39cm" svg:x="7.558cm" svg:y="16.06cm">
          <draw:text-box>
            <text:p text:style-name="P2"><text:span text:style-name="T1">Cu</text:span><text:span text:style-name="T1">rre</text:span><text:span text:style-name="T1">ntl</text:span><text:span text:style-name="T1">y </text:span><text:span text:style-name="T1">gai</text:span><text:span text:style-name="T1">nin</text:span><text:span text:style-name="T1">g </text:span><text:span text:style-name="T1">ex</text:span><text:span text:style-name="T1">per</text:span><text:span text:style-name="T1">ien</text:span><text:span text:style-name="T1">ce </text:span><text:span text:style-name="T1">an</text:span><text:span text:style-name="T1">d </text:span><text:span text:style-name="T1">bui</text:span><text:span text:style-name="T1">ldi</text:span><text:span text:style-name="T1">ng </text:span><text:span text:style-name="T1">up </text:span><text:span text:style-name="T1">val</text:span><text:span text:style-name="T1">ua</text:span><text:span text:style-name="T1">ble </text:span><text:span text:style-name="T1">ski</text:span><text:span text:style-name="T1">lls </text:span><text:span text:style-name="T1">wit</text:span><text:span text:style-name="T1">h a </text:span><text:span text:style-name="T1">Ju</text:span><text:span text:style-name="T1">ng</text:span><text:span text:style-name="T1">e </text:span><text:span text:style-name="T1">Co</text:span><text:span text:style-name="T1">de </text:span></text:p>
          </draw:text-box>
        </draw:frame>
        <draw:frame draw:style-name="gr2" draw:text-style-name="P3" draw:layer="layout" svg:width="11.711cm" svg:height="0.39cm" svg:x="7.558cm" svg:y="16.521cm">
          <draw:text-box>
            <text:p text:style-name="P2"><text:span text:style-name="T1">co</text:span><text:span text:style-name="T1">mp</text:span><text:span text:style-name="T1">an</text:span><text:span text:style-name="T1">y. </text:span><text:span text:style-name="T1">By </text:span><text:span text:style-name="T1">wo</text:span><text:span text:style-name="T1">rki</text:span><text:span text:style-name="T1">ng </text:span><text:span text:style-name="T1">on </text:span><text:span text:style-name="T1">a </text:span><text:span text:style-name="T1">por</text:span><text:span text:style-name="T1">tfo</text:span><text:span text:style-name="T1">lio </text:span><text:span text:style-name="T1">of </text:span><text:span text:style-name="T1">ex</text:span><text:span text:style-name="T1">citi</text:span><text:span text:style-name="T1">ng </text:span><text:span text:style-name="T1">we</text:span><text:span text:style-name="T1">b/</text:span><text:span text:style-name="T1">mo</text:span><text:span text:style-name="T1">bil</text:span><text:span text:style-name="T1">e </text:span><text:span text:style-name="T1">ap</text:span><text:span text:style-name="T1">ps </text:span><text:span text:style-name="T1">for </text:span><text:span text:style-name="T1">the</text:span><text:span text:style-name="T1">ir </text:span><text:span text:style-name="T1">cli</text:span><text:span text:style-name="T1">ent</text:span><text:span text:style-name="T1">s, </text:span></text:p>
          </draw:text-box>
        </draw:frame>
        <draw:frame draw:style-name="gr2" draw:text-style-name="P3" draw:layer="layout" svg:width="4.341cm" svg:height="0.39cm" svg:x="7.558cm" svg:y="16.978cm">
          <draw:text-box>
            <text:p text:style-name="P2"><text:span text:style-name="T1">wh</text:span><text:span text:style-name="T1">o </text:span><text:span text:style-name="T1">are </text:span><text:span text:style-name="T1">bas</text:span><text:span text:style-name="T1">ed </text:span><text:span text:style-name="T1">acr</text:span><text:span text:style-name="T1">oss </text:span><text:span text:style-name="T1">the </text:span><text:span text:style-name="T1">EU</text:span><text:span text:style-name="T1">. <text:s/></text:span></text:p>
          </draw:text-box>
        </draw:frame>
        <draw:frame draw:style-name="gr2" draw:text-style-name="P3" draw:layer="layout" svg:width="1.235cm" svg:height="0.39cm" svg:x="7.558cm" svg:y="17.436cm">
          <draw:text-box>
            <text:p text:style-name="P2"><text:span text:style-name="T7">Du</text:span><text:span text:style-name="T7">tie</text:span><text:span text:style-name="T7">s</text:span><text:span text:style-name="T2">:</text:span><text:span text:style-name="T1"> <text:s/></text:span></text:p>
          </draw:text-box>
        </draw:frame>
        <draw:frame draw:style-name="gr4" draw:text-style-name="P5" draw:layer="layout" svg:width="0.321cm" svg:height="0.431cm" svg:x="7.558cm" svg:y="18.316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4" draw:text-style-name="P5" draw:layer="layout" svg:width="0.321cm" svg:height="0.431cm" svg:x="7.558cm" svg:y="18.773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4" draw:text-style-name="P5" draw:layer="layout" svg:width="0.321cm" svg:height="0.431cm" svg:x="7.558cm" svg:y="19.235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4" draw:text-style-name="P5" draw:layer="layout" svg:width="0.321cm" svg:height="0.431cm" svg:x="7.558cm" svg:y="19.692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4" draw:text-style-name="P5" draw:layer="layout" svg:width="0.321cm" svg:height="0.431cm" svg:x="7.558cm" svg:y="20.149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4" draw:text-style-name="P5" draw:layer="layout" svg:width="0.321cm" svg:height="0.431cm" svg:x="7.558cm" svg:y="20.61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4" draw:text-style-name="P5" draw:layer="layout" svg:width="0.321cm" svg:height="0.431cm" svg:x="7.558cm" svg:y="21.068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4" draw:text-style-name="P5" draw:layer="layout" svg:width="0.321cm" svg:height="0.431cm" svg:x="7.558cm" svg:y="21.525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0.35cm" svg:height="0.39cm" svg:x="7.558cm" svg:y="17.89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39cm" svg:x="7.558cm" svg:y="22.02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5.607cm" svg:height="0.39cm" svg:x="7.558cm" svg:y="22.483cm">
          <draw:text-box>
            <text:p text:style-name="P2"><text:span text:style-name="T1">KE</text:span><text:span text:style-name="T1">Y </text:span><text:span text:style-name="T1">SK</text:span><text:span text:style-name="T1">IL</text:span><text:span text:style-name="T1">LS </text:span><text:span text:style-name="T1">AN</text:span><text:span text:style-name="T1">D </text:span><text:span text:style-name="T1">CO</text:span><text:span text:style-name="T1">M</text:span><text:span text:style-name="T1">PE</text:span><text:span text:style-name="T1">TE</text:span><text:span text:style-name="T1">NC</text:span><text:span text:style-name="T1">IE</text:span><text:span text:style-name="T1">S</text:span></text:p>
          </draw:text-box>
        </draw:frame>
        <draw:frame draw:style-name="gr3" draw:text-style-name="P4" draw:layer="layout" svg:width="0.388cm" svg:height="0.433cm" svg:x="13.312cm" svg:y="22.449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5cm" svg:height="0.39cm" svg:x="13.422cm" svg:y="22.483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321cm" svg:height="0.431cm" svg:x="7.558cm" svg:y="23.363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0.35cm" svg:height="0.39cm" svg:x="7.558cm" svg:y="22.94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321cm" svg:height="0.431cm" svg:x="7.558cm" svg:y="23.82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11.047cm" svg:height="0.39cm" svg:x="7.719cm" svg:y="23.401cm">
          <draw:text-box>
            <text:p text:style-name="P2"><text:span text:style-name="T1"><text:s text:c="2"/></text:span><text:span text:style-name="T1">Ab</text:span><text:span text:style-name="T1">le </text:span><text:span text:style-name="T1">to </text:span><text:span text:style-name="T1">wo</text:span><text:span text:style-name="T1">rk </text:span><text:span text:style-name="T1">in </text:span><text:span text:style-name="T1">a </text:span><text:span text:style-name="T1">fas</text:span><text:span text:style-name="T1">t </text:span><text:span text:style-name="T1">pa</text:span><text:span text:style-name="T1">ce</text:span><text:span text:style-name="T1">d </text:span><text:span text:style-name="T1">en</text:span><text:span text:style-name="T1">vir</text:span><text:span text:style-name="T1">on</text:span><text:span text:style-name="T1">me</text:span><text:span text:style-name="T1">nt </text:span><text:span text:style-name="T1">&amp; </text:span><text:span text:style-name="T1">co</text:span><text:span text:style-name="T1">mp</text:span><text:span text:style-name="T1">let</text:span><text:span text:style-name="T1">e </text:span><text:span text:style-name="T1">pro</text:span><text:span text:style-name="T1">jec</text:span><text:span text:style-name="T1">ts </text:span><text:span text:style-name="T1">to </text:span><text:span text:style-name="T1">sch</text:span><text:span text:style-name="T1">ed</text:span><text:span text:style-name="T1">ule</text:span><text:span text:style-name="T1">. <text:s text:c="2"/></text:span></text:p>
          </draw:text-box>
        </draw:frame>
        <draw:frame draw:style-name="gr4" draw:text-style-name="P5" draw:layer="layout" svg:width="0.321cm" svg:height="0.431cm" svg:x="7.558cm" svg:y="24.277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11.237cm" svg:height="0.39cm" svg:x="7.719cm" svg:y="23.859cm">
          <draw:text-box>
            <text:p text:style-name="P2"><text:span text:style-name="T1"><text:s text:c="2"/></text:span><text:span text:style-name="T1">Pro</text:span><text:span text:style-name="T1">ve</text:span><text:span text:style-name="T1">n </text:span><text:span text:style-name="T1">abi</text:span><text:span text:style-name="T1">lit</text:span><text:span text:style-name="T1">y </text:span><text:span text:style-name="T1">to </text:span><text:span text:style-name="T1">des</text:span><text:span text:style-name="T1">ign</text:span><text:span text:style-name="T1">, </text:span><text:span text:style-name="T1">co</text:span><text:span text:style-name="T1">de </text:span><text:span text:style-name="T1">an</text:span><text:span text:style-name="T1">d </text:span><text:span text:style-name="T1">bui</text:span><text:span text:style-name="T1">ld </text:span><text:span text:style-name="T1">per</text:span><text:span text:style-name="T1">fec</text:span><text:span text:style-name="T1">t </text:span><text:span text:style-name="T1">we</text:span><text:span text:style-name="T1">b </text:span><text:span text:style-name="T1">&amp; </text:span><text:span text:style-name="T1">mo</text:span><text:span text:style-name="T1">bil</text:span><text:span text:style-name="T1">e </text:span><text:span text:style-name="T1">ap</text:span><text:span text:style-name="T1">pli</text:span><text:span text:style-name="T1">cat</text:span><text:span text:style-name="T1">ion</text:span><text:span text:style-name="T1">s. <text:s text:c="3"/></text:span></text:p>
          </draw:text-box>
        </draw:frame>
        <draw:frame draw:style-name="gr4" draw:text-style-name="P5" draw:layer="layout" svg:width="0.321cm" svg:height="0.431cm" svg:x="7.558cm" svg:y="24.739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10.954cm" svg:height="0.39cm" svg:x="7.719cm" svg:y="24.316cm">
          <draw:text-box>
            <text:p text:style-name="P2"><text:span text:style-name="T1"><text:s text:c="2"/></text:span><text:span text:style-name="T1">Ex</text:span><text:span text:style-name="T1">per</text:span><text:span text:style-name="T1">ien</text:span><text:span text:style-name="T1">ce </text:span><text:span text:style-name="T1">of </text:span><text:span text:style-name="T1">cre</text:span><text:span text:style-name="T1">ati</text:span><text:span text:style-name="T1">ng </text:span><text:span text:style-name="T1">sit</text:span><text:span text:style-name="T1">es, </text:span><text:span text:style-name="T1">das</text:span><text:span text:style-name="T1">ho</text:span><text:span text:style-name="T1">ard</text:span><text:span text:style-name="T1">s, </text:span><text:span text:style-name="T1">AP</text:span><text:span text:style-name="T1">I’s </text:span><text:span text:style-name="T1">an</text:span><text:span text:style-name="T1">d </text:span><text:span text:style-name="T1">oth</text:span><text:span text:style-name="T1">er </text:span><text:span text:style-name="T1">ba</text:span><text:span text:style-name="T1">ck</text:span><text:span text:style-name="T1">en</text:span><text:span text:style-name="T1">d </text:span><text:span text:style-name="T1">col</text:span><text:span text:style-name="T1">lat</text:span><text:span text:style-name="T1">era</text:span><text:span text:style-name="T1">l. </text:span></text:p>
          </draw:text-box>
        </draw:frame>
        <draw:frame draw:style-name="gr4" draw:text-style-name="P5" draw:layer="layout" svg:width="0.321cm" svg:height="0.431cm" svg:x="7.558cm" svg:y="25.196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10.188cm" svg:height="0.39cm" svg:x="7.719cm" svg:y="24.777cm">
          <draw:text-box>
            <text:p text:style-name="P2"><text:span text:style-name="T1"><text:s text:c="2"/></text:span><text:span text:style-name="T1">S</text:span><text:span text:style-name="T1">o</text:span><text:span text:style-name="T1">m</text:span><text:span text:style-name="T1">e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s</text:span><text:span text:style-name="T1">k</text:span><text:span text:style-name="T1">i</text:span><text:span text:style-name="T1">l</text:span><text:span text:style-name="T1">l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 </text:span><text:span text:style-name="T1">o</text:span><text:span text:style-name="T1">w</text:span><text:span text:style-name="T1">n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s</text:span><text:span text:style-name="T1">. </text:span><text:span text:style-name="T1"><text:s text:c="2"/></text:span></text:p>
          </draw:text-box>
        </draw:frame>
        <draw:frame draw:style-name="gr4" draw:text-style-name="P5" draw:layer="layout" svg:width="0.321cm" svg:height="0.431cm" svg:x="7.558cm" svg:y="25.653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11.098cm" svg:height="0.39cm" svg:x="7.719cm" svg:y="25.234cm">
          <draw:text-box>
            <text:p text:style-name="P2"><text:span text:style-name="T1"><text:s text:c="2"/></text:span><text:span text:style-name="T1">Can multi-task effectively, pay </text:span><text:span text:style-name="T1">attention to detail and meet tight </text:span><text:span text:style-name="T1">deadlines. <text:s text:c="3"/></text:span></text:p>
          </draw:text-box>
        </draw:frame>
        <draw:frame draw:style-name="gr4" draw:text-style-name="P5" draw:layer="layout" svg:width="0.321cm" svg:height="0.431cm" svg:x="7.558cm" svg:y="26.115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10.399cm" svg:height="0.39cm" svg:x="7.719cm" svg:y="25.692cm">
          <draw:text-box>
            <text:p text:style-name="P2"><text:span text:style-name="T1"><text:s text:c="2"/></text:span><text:span text:style-name="T1">A</text:span><text:span text:style-name="T1">b</text:span><text:span text:style-name="T1">l</text:span><text:span text:style-name="T1">e</text:span><text:span text:style-name="T1"> </text:span><text:span text:style-name="T1">t</text:span><text:span text:style-name="T1">o</text:span><text:span text:style-name="T1"> </text:span><text:span text:style-name="T1">w</text:span><text:span text:style-name="T1">o</text:span><text:span text:style-name="T1">r</text:span><text:span text:style-name="T1">k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</text:span><text:span text:style-name="T1"> 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s</text:span><text:span text:style-name="T1">, </text:span><text:span text:style-name="T1">e</text:span><text:span text:style-name="T1">i</text:span><text:span text:style-name="T1">t</text:span><text:span text:style-name="T1">h</text:span><text:span text:style-name="T1">e</text:span><text:span text:style-name="T1">r</text:span><text:span text:style-name="T1"> </text:span><text:span text:style-name="T1">c</text:span><text:span text:style-name="T1">o</text:span><text:span text:style-name="T1">m</text:span><text:span text:style-name="T1">m</text:span><text:span text:style-name="T1">e</text:span><text:span text:style-name="T1">r</text:span><text:span text:style-name="T1">c</text:span><text:span text:style-name="T1">i</text:span><text:span text:style-name="T1">a</text:span><text:span text:style-name="T1">l</text:span><text:span text:style-name="T1"> </text:span><text:span text:style-name="T1">o</text:span><text:span text:style-name="T1">r</text:span><text:span text:style-name="T1"> </text:span><text:span text:style-name="T1">p</text:span><text:span text:style-name="T1">u</text:span><text:span text:style-name="T1">b</text:span><text:span text:style-name="T1">l</text:span><text:span text:style-name="T1">i</text:span><text:span text:style-name="T1">c</text:span><text:span text:style-name="T1"> </text:span><text:span text:style-name="T1">s</text:span><text:span text:style-name="T1">e</text:span><text:span text:style-name="T1">c</text:span><text:span text:style-name="T1">t</text:span><text:span text:style-name="T1">o</text:span><text:span text:style-name="T1">r</text:span><text:span text:style-name="T1">s</text:span><text:span text:style-name="T1">. </text:span><text:span text:style-name="T1"><text:s text:c="2"/></text:span></text:p>
          </draw:text-box>
        </draw:frame>
        <draw:frame draw:style-name="gr4" draw:text-style-name="P5" draw:layer="layout" svg:width="0.321cm" svg:height="0.431cm" svg:x="7.558cm" svg:y="26.572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11.098cm" svg:height="0.39cm" svg:x="7.719cm" svg:y="26.153cm">
          <draw:text-box>
            <text:p text:style-name="P2"><text:span text:style-name="T1"><text:s text:c="2"/></text:span><text:span text:style-name="T1">Can communicate effectively with </text:span><text:span text:style-name="T1">clients to understand their </text:span><text:span text:style-name="T1">requirements. <text:s text:c="2"/></text:span></text:p>
          </draw:text-box>
        </draw:frame>
        <draw:frame draw:style-name="gr4" draw:text-style-name="P5" draw:layer="layout" svg:width="0.321cm" svg:height="0.431cm" svg:x="7.558cm" svg:y="27.029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2" draw:text-style-name="P3" draw:layer="layout" svg:width="10.255cm" svg:height="0.39cm" svg:x="7.719cm" svg:y="26.61cm">
          <draw:text-box>
            <text:p text:style-name="P2"><text:span text:style-name="T1"><text:s text:c="2"/></text:span><text:span text:style-name="T1">Ability to meet clients face to face and </text:span><text:span text:style-name="T1">build long term relationships. <text:s text:c="3"/></text:span></text:p>
          </draw:text-box>
        </draw:frame>
        <draw:frame draw:style-name="gr2" draw:text-style-name="P3" draw:layer="layout" svg:width="11.229cm" svg:height="0.39cm" svg:x="7.719cm" svg:y="27.067cm">
          <draw:text-box>
            <text:p text:style-name="P2"><text:span text:style-name="T1"><text:s text:c="2"/></text:span><text:span text:style-name="T1">C</text:span><text:span text:style-name="T1">a</text:span><text:span text:style-name="T1">n</text:span><text:span text:style-name="T1"> </text:span><text:span text:style-name="T1">e</text:span><text:span text:style-name="T1">x</text:span><text:span text:style-name="T1">p</text:span><text:span text:style-name="T1">l</text:span><text:span text:style-name="T1">a</text:span><text:span text:style-name="T1">i</text:span><text:span text:style-name="T1">n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c</text:span><text:span text:style-name="T1">a</text:span><text:span text:style-name="T1">l</text:span><text:span text:style-name="T1"> </text:span><text:span text:style-name="T1">i</text:span><text:span text:style-name="T1">s</text:span><text:span text:style-name="T1">s</text:span><text:span text:style-name="T1">u</text:span><text:span text:style-name="T1">e</text:span><text:span text:style-name="T1">s</text:span><text:span text:style-name="T1"> </text:span><text:span text:style-name="T1">c</text:span><text:span text:style-name="T1">l</text:span><text:span text:style-name="T1">e</text:span><text:span text:style-name="T1">a</text:span><text:span text:style-name="T1">r</text:span><text:span text:style-name="T1">l</text:span><text:span text:style-name="T1">y</text:span><text:span text:style-name="T1"> </text:span><text:span text:style-name="T1">t</text:span><text:span text:style-name="T1">o</text:span><text:span text:style-name="T1">o</text:span><text:span text:style-name="T1"> </text:span><text:span text:style-name="T1">n</text:span><text:span text:style-name="T1">o</text:span><text:span text:style-name="T1">n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c</text:span><text:span text:style-name="T1">a</text:span><text:span text:style-name="T1">l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a</text:span><text:span text:style-name="T1">g</text:span><text:span text:style-name="T1">u</text:span><text:span text:style-name="T1">e</text:span><text:span text:style-name="T1">s</text:span><text:span text:style-name="T1"> </text:span><text:span text:style-name="T1">&amp;</text:span><text:span text:style-name="T1"> 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s</text:span><text:span text:style-name="T1">. </text:span><text:span text:style-name="T1"><text:s text:c="2"/></text:span><text:span text:style-name="T1"><text:s text:c="2"/></text:span></text:p>
          </draw:text-box>
        </draw:frame>
        <draw:frame draw:style-name="gr2" draw:text-style-name="P3" draw:layer="layout" svg:width="0.35cm" svg:height="0.39cm" svg:x="7.558cm" svg:y="27.52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5.715cm" svg:height="4.763cm" svg:x="1.031cm" svg:y="18.041cm" svg:viewBox="0 0 5716 4764" draw:points="0,4764 5716,4764 5716,0 0,0">
          <text:p/>
        </draw:polygon>
        <draw:polygon draw:style-name="gr5" draw:text-style-name="P6" draw:layer="layout" svg:width="4.268cm" svg:height="0.017cm" svg:x="1.735cm" svg:y="22.239cm" svg:viewBox="0 0 4269 18" draw:points="0,18 4269,18 4269,0 0,0">
          <text:p/>
        </draw:polygon>
        <draw:frame draw:style-name="gr2" draw:text-style-name="P3" draw:layer="layout" svg:width="5.756cm" svg:height="0.39cm" svg:x="7.558cm" svg:y="27.982cm">
          <draw:text-box>
            <text:p text:style-name="P2"><text:span text:style-name="T1">R</text:span><text:span text:style-name="T1">EF</text:span><text:span text:style-name="T1">E</text:span><text:span text:style-name="T1">R</text:span><text:span text:style-name="T1">E</text:span><text:span text:style-name="T1">N</text:span><text:span text:style-name="T1">C</text:span><text:span text:style-name="T1">ES</text:span><text:span text:style-name="T9"> </text:span><text:span text:style-name="T9">– </text:span><text:span text:style-name="T1">A</text:span><text:span text:style-name="T1">va</text:span><text:span text:style-name="T1">ila</text:span><text:span text:style-name="T1">bl</text:span><text:span text:style-name="T1">e </text:span><text:span text:style-name="T1">on </text:span><text:span text:style-name="T1">re</text:span><text:span text:style-name="T1">qu</text:span><text:span text:style-name="T1">est</text:span><text:span text:style-name="T1">. </text:span><text:span text:style-name="T10"><text:s/></text:span></text:p>
          </draw:text-box>
        </draw:frame>
        <draw:frame draw:style-name="gr2" draw:text-style-name="P3" draw:layer="layout" svg:width="3.19cm" svg:height="0.39cm" svg:x="1.207cm" svg:y="12.494cm">
          <draw:text-box>
            <text:p text:style-name="P2"><text:span text:style-name="T1">PE</text:span><text:span text:style-name="T1">RS</text:span><text:span text:style-name="T1">ON</text:span><text:span text:style-name="T1">AL </text:span><text:span text:style-name="T1">SK</text:span><text:span text:style-name="T1">IL</text:span><text:span text:style-name="T1">LS </text:span></text:p>
          </draw:text-box>
        </draw:frame>
        <draw:frame draw:style-name="gr2" draw:text-style-name="P3" draw:layer="layout" svg:width="3.368cm" svg:height="0.39cm" svg:x="1.233cm" svg:y="13.271cm">
          <draw:text-box>
            <text:p text:style-name="P2"><text:span text:style-name="T2">Ab</text:span><text:span text:style-name="T2">ilit</text:span><text:span text:style-name="T2">y </text:span><text:span text:style-name="T2">to </text:span><text:span text:style-name="T2">co</text:span><text:span text:style-name="T2">mm</text:span><text:span text:style-name="T2">uni</text:span><text:span text:style-name="T2">cat</text:span><text:span text:style-name="T2">e </text:span></text:p>
          </draw:text-box>
        </draw:frame>
        <draw:frame draw:style-name="gr2" draw:text-style-name="P3" draw:layer="layout" svg:width="2.775cm" svg:height="0.39cm" svg:x="1.233cm" svg:y="13.695cm">
          <draw:text-box>
            <text:p text:style-name="P2"><text:span text:style-name="T2">ad</text:span><text:span text:style-name="T2">va</text:span><text:span text:style-name="T2">nc</text:span><text:span text:style-name="T2">ed </text:span><text:span text:style-name="T2">co</text:span><text:span text:style-name="T2">nc</text:span><text:span text:style-name="T2">ept</text:span><text:span text:style-name="T2">s </text:span></text:p>
          </draw:text-box>
        </draw:frame>
        <draw:frame draw:style-name="gr2" draw:text-style-name="P3" draw:layer="layout" svg:width="0.35cm" svg:height="0.39cm" svg:x="1.233cm" svg:y="14.11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9cm" svg:height="0.39cm" svg:x="1.233cm" svg:y="14.541cm">
          <draw:text-box>
            <text:p text:style-name="P2"><text:span text:style-name="T2">Ti</text:span><text:span text:style-name="T2">me </text:span><text:span text:style-name="T2">ma</text:span><text:span text:style-name="T2">na</text:span><text:span text:style-name="T2">ge</text:span><text:span text:style-name="T2">me</text:span><text:span text:style-name="T2">nt </text:span></text:p>
          </draw:text-box>
        </draw:frame>
        <draw:frame draw:style-name="gr2" draw:text-style-name="P3" draw:layer="layout" svg:width="2.644cm" svg:height="0.39cm" svg:x="1.233cm" svg:y="15.392cm">
          <draw:text-box>
            <text:p text:style-name="P2"><text:span text:style-name="T2">Go</text:span><text:span text:style-name="T2">od </text:span><text:span text:style-name="T2">tea</text:span><text:span text:style-name="T2">m </text:span><text:span text:style-name="T2">pla</text:span><text:span text:style-name="T2">yer </text:span></text:p>
          </draw:text-box>
        </draw:frame>
        <draw:frame draw:style-name="gr2" draw:text-style-name="P3" draw:layer="layout" svg:width="0.35cm" svg:height="0.39cm" svg:x="1.233cm" svg:y="15.85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2.682cm" svg:height="0.39cm" svg:x="1.233cm" svg:y="16.311cm">
          <draw:text-box>
            <text:p text:style-name="P2"><text:span text:style-name="T2">Pr</text:span><text:span text:style-name="T2">obl</text:span><text:span text:style-name="T2">em </text:span><text:span text:style-name="T2">sol</text:span><text:span text:style-name="T2">vin</text:span><text:span text:style-name="T2">g <text:s text:c="3"/></text:span></text:p>
          </draw:text-box>
        </draw:frame>
        <draw:frame draw:style-name="gr2" draw:text-style-name="P3" draw:layer="layout" svg:width="0.35cm" svg:height="0.39cm" svg:x="1.233cm" svg:y="16.76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632cm" svg:height="0.39cm" svg:x="1.233cm" svg:y="17.231cm">
          <draw:text-box>
            <text:p text:style-name="P2"><text:span text:style-name="T2">An</text:span><text:span text:style-name="T2">aly</text:span><text:span text:style-name="T2">tic</text:span><text:span text:style-name="T2">al <text:s/></text:span></text:p>
          </draw:text-box>
        </draw:frame>
        <draw:frame draw:style-name="gr2" draw:text-style-name="P3" draw:layer="layout" svg:width="0.35cm" svg:height="0.39cm" svg:x="1.207cm" svg:y="23.48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5cm" svg:height="0.39cm" svg:x="1.207cm" svg:y="23.947cm">
          <draw:text-box>
            <text:p text:style-name="P2"><text:span text:style-name="T2"><text:s/></text:span></text:p>
          </draw:text-box>
        </draw:frame>
        <draw:frame draw:style-name="gr6" draw:text-style-name="P7" draw:layer="layout" svg:width="0.422cm" svg:height="0.471cm" svg:x="1.312cm" svg:y="18.226cm">
          <draw:text-box>
            <text:p text:style-name="P2"><text:span text:style-name="T11"><text:s/></text:span></text:p>
          </draw:text-box>
        </draw:frame>
        <draw:frame draw:style-name="gr7" draw:text-style-name="P8" draw:layer="layout" svg:width="6.953cm" svg:height="0.937cm" svg:x="7.631cm" svg:y="2.133cm">
          <draw:text-box>
            <text:p text:style-name="P2"><text:span text:style-name="T12">M</text:span><text:span text:style-name="T12">o</text:span><text:span text:style-name="T12">m</text:span><text:span text:style-name="T12">č</text:span><text:span text:style-name="T12">il</text:span><text:span text:style-name="T12">o </text:span><text:span text:style-name="T12">M</text:span><text:span text:style-name="T12">i</text:span><text:span text:style-name="T12">ć</text:span><text:span text:style-name="T12">a</text:span><text:span text:style-name="T12">n</text:span><text:span text:style-name="T12">o</text:span><text:span text:style-name="T12">v</text:span><text:span text:style-name="T12">i</text:span><text:span text:style-name="T12">ć</text:span></text:p>
          </draw:text-box>
        </draw:frame>
        <draw:frame draw:style-name="gr7" draw:text-style-name="P8" draw:layer="layout" svg:width="7.207cm" svg:height="0.937cm" svg:x="7.504cm" svg:y="3.149cm">
          <draw:text-box>
            <text:p text:style-name="P2"><text:span text:style-name="T13">F</text:span><text:span text:style-name="T13">u</text:span><text:span text:style-name="T13">ll </text:span><text:span text:style-name="T13">S</text:span><text:span text:style-name="T13">t</text:span><text:span text:style-name="T13">a</text:span><text:span text:style-name="T13">c</text:span><text:span text:style-name="T13">k </text:span><text:span text:style-name="T13">D</text:span><text:span text:style-name="T13">e</text:span><text:span text:style-name="T13">v</text:span><text:span text:style-name="T13">e</text:span><text:span text:style-name="T13">l</text:span><text:span text:style-name="T13">o</text:span><text:span text:style-name="T13">p</text:span><text:span text:style-name="T13">e</text:span><text:span text:style-name="T13">r</text:span></text:p>
          </draw:text-box>
        </draw:frame>
        <draw:frame draw:style-name="gr2" draw:text-style-name="P3" draw:layer="layout" svg:width="1.471cm" svg:height="0.39cm" svg:x="1.207cm" svg:y="7.889cm">
          <draw:text-box>
            <text:p text:style-name="P2"><text:span text:style-name="T2">Ja</text:span><text:span text:style-name="T2">vas</text:span><text:span text:style-name="T2">cri</text:span><text:span text:style-name="T2">pt</text:span></text:p>
          </draw:text-box>
        </draw:frame>
        <draw:frame draw:style-name="gr2" draw:text-style-name="P3" draw:layer="layout" svg:width="1.115cm" svg:height="0.39cm" svg:x="1.218cm" svg:y="8.736cm">
          <draw:text-box>
            <text:p text:style-name="P2"><text:span text:style-name="T2">HT</text:span><text:span text:style-name="T2">ML</text:span><text:span text:style-name="T2">5</text:span></text:p>
          </draw:text-box>
        </draw:frame>
        <draw:frame draw:style-name="gr2" draw:text-style-name="P3" draw:layer="layout" svg:width="0.806cm" svg:height="0.39cm" svg:x="1.207cm" svg:y="9.583cm">
          <draw:text-box>
            <text:p text:style-name="P2"><text:span text:style-name="T2">Lin</text:span><text:span text:style-name="T2">ux</text:span></text:p>
          </draw:text-box>
        </draw:frame>
        <draw:frame draw:style-name="gr2" draw:text-style-name="P3" draw:layer="layout" svg:width="1.475cm" svg:height="0.39cm" svg:x="1.218cm" svg:y="10.456cm">
          <draw:text-box>
            <text:p text:style-name="P2"><text:span text:style-name="T2">Mo</text:span><text:span text:style-name="T2">ng</text:span><text:span text:style-name="T2">oD</text:span><text:span text:style-name="T2">B</text:span></text:p>
          </draw:text-box>
        </draw:frame>
        <draw:frame draw:style-name="gr2" draw:text-style-name="P3" draw:layer="layout" svg:width="0.35cm" svg:height="0.39cm" svg:x="1.218cm" svg:y="10.913cm">
          <draw:text-box>
            <text:p text:style-name="P2"><text:span text:style-name="T2"><text:s text:c="2"/></text:span></text:p>
          </draw:text-box>
        </draw:frame>
        <draw:frame draw:style-name="gr2" draw:text-style-name="P3" draw:layer="layout" svg:width="2.982cm" svg:height="0.39cm" svg:x="1.218cm" svg:y="11.371cm">
          <draw:text-box>
            <text:p text:style-name="P2"><text:span text:style-name="T2">Re</text:span><text:span text:style-name="T2">ver</text:span><text:span text:style-name="T2">se </text:span><text:span text:style-name="T2">en</text:span><text:span text:style-name="T2">gin</text:span><text:span text:style-name="T2">eer</text:span><text:span text:style-name="T2">ing </text:span></text:p>
          </draw:text-box>
        </draw:frame>
        <draw:frame draw:style-name="gr2" draw:text-style-name="P3" draw:layer="layout" svg:width="3.812cm" svg:height="0.39cm" svg:x="7.585cm" svg:y="4.262cm">
          <draw:text-box>
            <text:p text:style-name="P2"><text:span text:style-name="T1">PE</text:span><text:span text:style-name="T1">RS</text:span><text:span text:style-name="T1">ON</text:span><text:span text:style-name="T1">AL </text:span><text:span text:style-name="T1">SU</text:span><text:span text:style-name="T1">M</text:span><text:span text:style-name="T1">M</text:span><text:span text:style-name="T1">AR</text:span><text:span text:style-name="T1">Y</text:span><text:span text:style-name="T14"> </text:span></text:p>
          </draw:text-box>
        </draw:frame>
        <draw:frame draw:style-name="gr2" draw:text-style-name="P3" draw:layer="layout" svg:width="0.35cm" svg:height="0.39cm" svg:x="7.585cm" svg:y="4.723cm">
          <draw:text-box>
            <text:p text:style-name="P2"><text:span text:style-name="T14"><text:s/></text:span></text:p>
          </draw:text-box>
        </draw:frame>
        <draw:frame draw:style-name="gr2" draw:text-style-name="P3" draw:layer="layout" svg:width="9.874cm" svg:height="0.39cm" svg:x="7.685cm" svg:y="5.185cm">
          <draw:text-box>
            <text:p text:style-name="P2"><text:span text:style-name="T1">A </text:span><text:span text:style-name="T1">co</text:span><text:span text:style-name="T1">mp</text:span><text:span text:style-name="T1">ete</text:span><text:span text:style-name="T1">nt </text:span><text:span text:style-name="T1">an</text:span><text:span text:style-name="T1">d </text:span><text:span text:style-name="T1">co</text:span><text:span text:style-name="T1">m</text:span><text:span text:style-name="T1">mit</text:span><text:span text:style-name="T1">ted </text:span><text:span text:style-name="T1">Ful</text:span><text:span text:style-name="T1">l </text:span><text:span text:style-name="T1">Sta</text:span><text:span text:style-name="T1">ck </text:span><text:span text:style-name="T1">We</text:span><text:span text:style-name="T1">b </text:span><text:span text:style-name="T1">De</text:span><text:span text:style-name="T1">vel</text:span><text:span text:style-name="T1">op</text:span><text:span text:style-name="T1">er </text:span><text:span text:style-name="T1">loo</text:span><text:span text:style-name="T1">kin</text:span><text:span text:style-name="T1">g </text:span><text:span text:style-name="T1">for </text:span><text:span text:style-name="T1">a </text:span></text:p>
          </draw:text-box>
        </draw:frame>
        <draw:frame draw:style-name="gr2" draw:text-style-name="P3" draw:layer="layout" svg:width="11.17cm" svg:height="0.39cm" svg:x="7.585cm" svg:y="5.646cm">
          <draw:text-box>
            <text:p text:style-name="P2"><text:span text:style-name="T1">re</text:span><text:span text:style-name="T1">wa</text:span><text:span text:style-name="T1">rdi</text:span><text:span text:style-name="T1">ng </text:span><text:span text:style-name="T1">car</text:span><text:span text:style-name="T1">eer </text:span><text:span text:style-name="T1">in </text:span><text:span text:style-name="T1">the </text:span><text:span text:style-name="T1">Inf</text:span><text:span text:style-name="T1">or</text:span><text:span text:style-name="T1">ma</text:span><text:span text:style-name="T1">tio</text:span><text:span text:style-name="T1">n </text:span><text:span text:style-name="T1">Te</text:span><text:span text:style-name="T1">ch</text:span><text:span text:style-name="T1">nol</text:span><text:span text:style-name="T1">og</text:span><text:span text:style-name="T1">y </text:span><text:span text:style-name="T1">sec</text:span><text:span text:style-name="T1">tor. </text:span><text:span text:style-name="T1">Hi</text:span><text:span text:style-name="T1">ghl</text:span><text:span text:style-name="T1">y </text:span><text:span text:style-name="T1">foc</text:span><text:span text:style-name="T1">use</text:span><text:span text:style-name="T1">d </text:span><text:span text:style-name="T1">wit</text:span><text:span text:style-name="T1">h a </text:span></text:p>
          </draw:text-box>
        </draw:frame>
        <draw:frame draw:style-name="gr2" draw:text-style-name="P3" draw:layer="layout" svg:width="11.242cm" svg:height="0.39cm" svg:x="7.585cm" svg:y="6.108cm">
          <draw:text-box>
            <text:p text:style-name="P2"><text:span text:style-name="T1">co</text:span><text:span text:style-name="T1">mp</text:span><text:span text:style-name="T1">reh</text:span><text:span text:style-name="T1">ens</text:span><text:span text:style-name="T1">ive </text:span><text:span text:style-name="T1">kn</text:span><text:span text:style-name="T1">ow</text:span><text:span text:style-name="T1">led</text:span><text:span text:style-name="T1">ge </text:span><text:span text:style-name="T1">of </text:span><text:span text:style-name="T1">pla</text:span><text:span text:style-name="T1">nni</text:span><text:span text:style-name="T1">ng </text:span><text:span text:style-name="T1">an</text:span><text:span text:style-name="T1">d </text:span><text:span text:style-name="T1">de</text:span><text:span text:style-name="T1">vel</text:span><text:span text:style-name="T1">opi</text:span><text:span text:style-name="T1">ng </text:span><text:span text:style-name="T1">the </text:span><text:span text:style-name="T1">ba</text:span><text:span text:style-name="T1">ck</text:span><text:span text:style-name="T1">en</text:span><text:span text:style-name="T1">d, </text:span><text:span text:style-name="T1">de</text:span><text:span text:style-name="T1">plo</text:span><text:span text:style-name="T1">yin</text:span><text:span text:style-name="T1">g </text:span></text:p>
          </draw:text-box>
        </draw:frame>
        <draw:frame draw:style-name="gr2" draw:text-style-name="P3" draw:layer="layout" svg:width="11.872cm" svg:height="0.39cm" svg:x="7.585cm" svg:y="6.569cm">
          <draw:text-box>
            <text:p text:style-name="P2"><text:span text:style-name="T1">We</text:span><text:span text:style-name="T1">b </text:span><text:span text:style-name="T1">ap</text:span><text:span text:style-name="T1">ps </text:span><text:span text:style-name="T1">wit</text:span><text:span text:style-name="T1">h </text:span><text:span text:style-name="T1">car</text:span><text:span text:style-name="T1">ing </text:span><text:span text:style-name="T1">of </text:span><text:span text:style-name="T1">usa</text:span><text:span text:style-name="T1">bil</text:span><text:span text:style-name="T1">ity </text:span><text:span text:style-name="T1">of </text:span><text:span text:style-name="T1">a </text:span><text:span text:style-name="T1">pro</text:span><text:span text:style-name="T1">du</text:span><text:span text:style-name="T1">ct. </text:span><text:span text:style-name="T1">Po</text:span><text:span text:style-name="T1">sse</text:span><text:span text:style-name="T1">ssi</text:span><text:span text:style-name="T1">ng </text:span><text:span text:style-name="T1">a </text:span><text:span text:style-name="T1">pro</text:span><text:span text:style-name="T1">ve</text:span><text:span text:style-name="T1">n </text:span><text:span text:style-name="T1">tra</text:span><text:span text:style-name="T1">ck </text:span><text:span text:style-name="T1">rec</text:span><text:span text:style-name="T1">ord </text:span><text:span text:style-name="T1">of </text:span></text:p>
          </draw:text-box>
        </draw:frame>
        <draw:frame draw:style-name="gr2" draw:text-style-name="P3" draw:layer="layout" svg:width="10.877cm" svg:height="0.39cm" svg:x="7.585cm" svg:y="7.031cm">
          <draw:text-box>
            <text:p text:style-name="P2"><text:span text:style-name="T1">suc</text:span><text:span text:style-name="T1">ces</text:span><text:span text:style-name="T1">sfu</text:span><text:span text:style-name="T1">lly </text:span><text:span text:style-name="T1">co</text:span><text:span text:style-name="T1">mp</text:span><text:span text:style-name="T1">leti</text:span><text:span text:style-name="T1">ng </text:span><text:span text:style-name="T1">pro</text:span><text:span text:style-name="T1">jec</text:span><text:span text:style-name="T1">ts </text:span><text:span text:style-name="T1">fro</text:span><text:span text:style-name="T1">m </text:span><text:span text:style-name="T1">the </text:span><text:span text:style-name="T1">co</text:span><text:span text:style-name="T1">nc</text:span><text:span text:style-name="T1">ept </text:span><text:span text:style-name="T1">thr</text:span><text:span text:style-name="T1">ou</text:span><text:span text:style-name="T1">gh </text:span><text:span text:style-name="T1">to </text:span><text:span text:style-name="T1">des</text:span><text:span text:style-name="T1">ign</text:span><text:span text:style-name="T1">, </text:span><text:span text:style-name="T1">tes</text:span><text:span text:style-name="T1">tin</text:span><text:span text:style-name="T1">g </text:span></text:p>
          </draw:text-box>
        </draw:frame>
        <draw:frame draw:style-name="gr2" draw:text-style-name="P3" draw:layer="layout" svg:width="2.102cm" svg:height="0.39cm" svg:x="7.585cm" svg:y="7.492cm">
          <draw:text-box>
            <text:p text:style-name="P2"><text:span text:style-name="T1">an</text:span><text:span text:style-name="T1">d </text:span><text:span text:style-name="T1">ha</text:span><text:span text:style-name="T1">nd</text:span><text:span text:style-name="T1">ov</text:span><text:span text:style-name="T1">er. </text:span></text:p>
          </draw:text-box>
        </draw:frame>
        <draw:frame draw:style-name="gr2" draw:text-style-name="P3" draw:layer="layout" svg:width="0.35cm" svg:height="0.39cm" svg:x="7.585cm" svg:y="7.95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0.805cm" svg:height="0.39cm" svg:x="7.585cm" svg:y="8.415cm">
          <draw:text-box>
            <text:p text:style-name="P2"><text:span text:style-name="T1">M</text:span><text:span text:style-name="T1">y </text:span><text:span text:style-name="T1">ma</text:span><text:span text:style-name="T1">in </text:span><text:span text:style-name="T1">ski</text:span><text:span text:style-name="T1">ll </text:span><text:span text:style-name="T1">is </text:span><text:span text:style-name="T1">de</text:span><text:span text:style-name="T1">vel</text:span><text:span text:style-name="T1">opi</text:span><text:span text:style-name="T1">ng </text:span><text:span text:style-name="T1">ba</text:span><text:span text:style-name="T1">ck-</text:span><text:span text:style-name="T1">en</text:span><text:span text:style-name="T1">d, </text:span><text:span text:style-name="T1">sta</text:span><text:span text:style-name="T1">ble</text:span><text:span text:style-name="T1">, </text:span><text:span text:style-name="T1">fas</text:span><text:span text:style-name="T1">t, </text:span><text:span text:style-name="T1">sca</text:span><text:span text:style-name="T1">lab</text:span><text:span text:style-name="T1">le, </text:span><text:span text:style-name="T1">hig</text:span><text:span text:style-name="T1">h </text:span><text:span text:style-name="T1">traf</text:span><text:span text:style-name="T1">fic </text:span><text:span text:style-name="T1">an</text:span><text:span text:style-name="T1">d </text:span></text:p>
          </draw:text-box>
        </draw:frame>
        <draw:frame draw:style-name="gr2" draw:text-style-name="P3" draw:layer="layout" svg:width="10.505cm" svg:height="0.39cm" svg:x="7.585cm" svg:y="8.876cm">
          <draw:text-box>
            <text:p text:style-name="P2"><text:span text:style-name="T1">fun</text:span><text:span text:style-name="T1">cti</text:span><text:span text:style-name="T1">on</text:span><text:span text:style-name="T1">al </text:span><text:span text:style-name="T1">we</text:span><text:span text:style-name="T1">bsi</text:span><text:span text:style-name="T1">tes </text:span><text:span text:style-name="T1">an</text:span><text:span text:style-name="T1">d </text:span><text:span text:style-name="T1">ap</text:span><text:span text:style-name="T1">pli</text:span><text:span text:style-name="T1">cat</text:span><text:span text:style-name="T1">ion</text:span><text:span text:style-name="T1">s </text:span><text:span text:style-name="T1">usi</text:span><text:span text:style-name="T1">ng </text:span><text:span text:style-name="T1">PH</text:span><text:span text:style-name="T1">P. </text:span><text:span text:style-name="T1">Ot</text:span><text:span text:style-name="T1">her </text:span><text:span text:style-name="T1">tha</text:span><text:span text:style-name="T1">n </text:span><text:span text:style-name="T1">tha</text:span><text:span text:style-name="T1">t, I </text:span><text:span text:style-name="T1">als</text:span><text:span text:style-name="T1">o </text:span><text:span text:style-name="T1">do </text:span></text:p>
          </draw:text-box>
        </draw:frame>
        <draw:frame draw:style-name="gr2" draw:text-style-name="P3" draw:layer="layout" svg:width="7.131cm" svg:height="0.39cm" svg:x="7.585cm" svg:y="9.338cm">
          <draw:text-box>
            <text:p text:style-name="P2"><text:span text:style-name="T1">fro</text:span><text:span text:style-name="T1">nt-</text:span><text:span text:style-name="T1">en</text:span><text:span text:style-name="T1">d </text:span><text:span text:style-name="T1">Jav</text:span><text:span text:style-name="T1">aS</text:span><text:span text:style-name="T1">cri</text:span><text:span text:style-name="T1">pt </text:span><text:span text:style-name="T1">(an</text:span><text:span text:style-name="T1">d </text:span><text:span text:style-name="T1">ba</text:span><text:span text:style-name="T1">ck-</text:span><text:span text:style-name="T1">en</text:span><text:span text:style-name="T1">d </text:span><text:span text:style-name="T1">wit</text:span><text:span text:style-name="T1">h </text:span><text:span text:style-name="T1">no</text:span><text:span text:style-name="T1">de.</text:span><text:span text:style-name="T1">js!) </text:span></text:p>
          </draw:text-box>
        </draw:frame>
        <draw:frame draw:style-name="gr2" draw:text-style-name="P3" draw:layer="layout" svg:width="0.35cm" svg:height="0.39cm" svg:x="7.585cm" svg:y="10.695cm">
          <draw:text-box>
            <text:p text:style-name="P2"><text:span text:style-name="T9"><text:s/></text:span></text:p>
          </draw:text-box>
        </draw:frame>
        <draw:frame draw:style-name="gr2" draw:text-style-name="P3" draw:layer="layout" svg:width="3.478cm" svg:height="0.39cm" svg:x="7.585cm" svg:y="11.156cm">
          <draw:text-box>
            <text:p text:style-name="P2"><text:span text:style-name="T1">Inf</text:span><text:span text:style-name="T1">or</text:span><text:span text:style-name="T1">ma</text:span><text:span text:style-name="T1">tio</text:span><text:span text:style-name="T1">n </text:span><text:span text:style-name="T1">Te</text:span><text:span text:style-name="T1">ch</text:span><text:span text:style-name="T1">nol</text:span><text:span text:style-name="T1">og</text:span><text:span text:style-name="T1">y</text:span></text:p>
          </draw:text-box>
        </draw:frame>
        <draw:frame draw:style-name="gr2" draw:text-style-name="P3" draw:layer="layout" svg:width="0.447cm" svg:height="0.39cm" svg:x="15.205cm" svg:y="11.15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4.291cm" svg:height="0.39cm" svg:x="7.585cm" svg:y="11.617cm">
          <draw:text-box>
            <text:p text:style-name="P2"><text:span text:style-name="T15">E-</text:span><text:span text:style-name="T15">Gi</text:span><text:span text:style-name="T15">mn</text:span><text:span text:style-name="T15">azi</text:span><text:span text:style-name="T15">ja <text:s text:c="2"/></text:span><text:span text:style-name="T15"><text:s text:c="2"/></text:span><text:span text:style-name="T15">20</text:span><text:span text:style-name="T15">10 </text:span><text:span text:style-name="T15">- </text:span><text:span text:style-name="T15">20</text:span><text:span text:style-name="T15">14 </text:span><text:span text:style-name="T1"><text:s/></text:span><text:span text:style-name="T1"><text:s/></text:span></text:p>
          </draw:text-box>
        </draw:frame>
        <draw:frame draw:style-name="gr2" draw:text-style-name="P3" draw:layer="layout" svg:width="3.465cm" svg:height="0.39cm" svg:x="1.312cm" svg:y="18.239cm">
          <draw:text-box>
            <text:p text:style-name="P2"><text:span text:style-name="T1">PE</text:span><text:span text:style-name="T1">RS</text:span><text:span text:style-name="T1">ON</text:span><text:span text:style-name="T1">AL </text:span><text:span text:style-name="T1">DE</text:span><text:span text:style-name="T1">TA</text:span><text:span text:style-name="T1">IL</text:span><text:span text:style-name="T1">S </text:span></text:p>
          </draw:text-box>
        </draw:frame>
        <draw:frame draw:style-name="gr2" draw:text-style-name="P3" draw:layer="layout" svg:width="0.35cm" svg:height="0.39cm" svg:x="1.312cm" svg:y="18.658cm">
          <draw:text-box>
            <text:p text:style-name="P2"><text:span text:style-name="T16"><text:s/></text:span></text:p>
          </draw:text-box>
        </draw:frame>
        <draw:frame draw:style-name="gr2" draw:text-style-name="P3" draw:layer="layout" svg:width="3.334cm" svg:height="0.412cm" svg:x="1.312cm" svg:y="19.064cm">
          <draw:text-box>
            <text:p text:style-name="P2"><text:span text:style-name="T17">M</text:span><text:span text:style-name="T17">o</text:span><text:span text:style-name="T17">m</text:span><text:span text:style-name="T17">čil</text:span><text:span text:style-name="T17">o </text:span><text:span text:style-name="T17">Mi</text:span><text:span text:style-name="T17">ća</text:span><text:span text:style-name="T17">no</text:span><text:span text:style-name="T17">vi</text:span><text:span text:style-name="T17">ć</text:span></text:p>
          </draw:text-box>
        </draw:frame>
        <draw:frame draw:style-name="gr2" draw:text-style-name="P3" draw:layer="layout" svg:width="2.792cm" svg:height="0.412cm" svg:x="1.312cm" svg:y="19.483cm">
          <draw:text-box>
            <text:p text:style-name="P2"><text:span text:style-name="T17">21</text:span><text:span text:style-name="T17">00</text:span><text:span text:style-name="T17">0 </text:span><text:span text:style-name="T17">No</text:span><text:span text:style-name="T17">vi </text:span><text:span text:style-name="T17">Sa</text:span><text:span text:style-name="T17">d</text:span></text:p>
          </draw:text-box>
        </draw:frame>
        <draw:frame draw:style-name="gr2" draw:text-style-name="P3" draw:layer="layout" svg:width="1.124cm" svg:height="0.412cm" svg:x="1.312cm" svg:y="19.902cm">
          <draw:text-box>
            <text:p text:style-name="P2"><text:span text:style-name="T17">Se</text:span><text:span text:style-name="T17">rbi</text:span><text:span text:style-name="T17">a</text:span></text:p>
          </draw:text-box>
        </draw:frame>
        <draw:frame draw:style-name="gr2" draw:text-style-name="P3" draw:layer="layout" svg:width="0.35cm" svg:height="0.39cm" svg:x="1.312cm" svg:y="20.3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02cm" svg:height="0.39cm" svg:x="1.312cm" svg:y="20.753cm">
          <draw:text-box>
            <text:p text:style-name="P2"><text:span text:style-name="T2">M: </text:span></text:p>
          </draw:text-box>
        </draw:frame>
        <draw:frame draw:style-name="gr2" draw:text-style-name="P3" draw:layer="layout" svg:width="3.143cm" svg:height="0.412cm" svg:x="1.81cm" svg:y="20.74cm">
          <draw:text-box>
            <text:p text:style-name="P2"><text:span text:style-name="T17">00</text:span><text:span text:style-name="T17">38</text:span><text:span text:style-name="T17">16</text:span><text:span text:style-name="T17">28</text:span><text:span text:style-name="T17">40</text:span><text:span text:style-name="T17">82</text:span><text:span text:style-name="T17">24</text:span></text:p>
          </draw:text-box>
        </draw:frame>
        <draw:frame draw:style-name="gr2" draw:text-style-name="P3" draw:layer="layout" svg:width="0.425cm" svg:height="0.39cm" svg:x="1.312cm" svg:y="21.173cm">
          <draw:text-box>
            <text:p text:style-name="P2"><text:span text:style-name="T2">E</text:span><text:span text:style-name="T16">: </text:span></text:p>
          </draw:text-box>
        </draw:frame>
        <draw:frame draw:style-name="gr2" draw:text-style-name="P3" draw:layer="layout" svg:width="3.126cm" svg:height="0.412cm" svg:x="1.735cm" svg:y="21.16cm">
          <draw:text-box>
            <text:p text:style-name="P2"><text:span text:style-name="T18">m</text:span><text:span text:style-name="T18">0k</text:span><text:span text:style-name="T18">1</text:span><text:span text:style-name="T18">@r</text:span><text:span text:style-name="T18">is</text:span><text:span text:style-name="T18">eu</text:span><text:span text:style-name="T18">p.</text:span><text:span text:style-name="T18">ne</text:span><text:span text:style-name="T18">t</text:span></text:p>
          </draw:text-box>
        </draw:frame>
        <draw:frame draw:style-name="gr2" draw:text-style-name="P3" draw:layer="layout" svg:width="0.35cm" svg:height="0.39cm" svg:x="5.14cm" svg:y="21.173cm">
          <draw:text-box>
            <text:p text:style-name="P2"><text:span text:style-name="T16"><text:s/></text:span></text:p>
          </draw:text-box>
        </draw:frame>
        <draw:frame draw:style-name="gr2" draw:text-style-name="P3" draw:layer="layout" svg:width="4.117cm" svg:height="0.39cm" svg:x="7.574cm" svg:y="13.368cm">
          <draw:text-box>
            <text:p text:style-name="P2"><text:span text:style-name="T15">Th</text:span><text:span text:style-name="T15">ePi</text:span><text:span text:style-name="T15">rat</text:span><text:span text:style-name="T15">eB</text:span><text:span text:style-name="T15">ay </text:span><text:span text:style-name="T15">- </text:span><text:span text:style-name="T15">(Pi</text:span><text:span text:style-name="T15">rat</text:span><text:span text:style-name="T15">byr</text:span><text:span text:style-name="T15">ån)</text:span></text:p>
          </draw:text-box>
        </draw:frame>
        <draw:frame draw:style-name="gr3" draw:text-style-name="P4" draw:layer="layout" svg:width="5.442cm" svg:height="0.433cm" svg:x="7.574cm" svg:y="13.77cm">
          <draw:text-box>
            <text:p text:style-name="P2"><text:span text:style-name="T5">B</text:span><text:span text:style-name="T5">A</text:span><text:span text:style-name="T5">C</text:span><text:span text:style-name="T5">K</text:span><text:span text:style-name="T5">B</text:span><text:span text:style-name="T5">O</text:span><text:span text:style-name="T5">N</text:span><text:span text:style-name="T5">E </text:span><text:span text:style-name="T5">A</text:span><text:span text:style-name="T5">D</text:span><text:span text:style-name="T5">MI</text:span><text:span text:style-name="T5">NI</text:span><text:span text:style-name="T5">ST</text:span><text:span text:style-name="T5">R</text:span><text:span text:style-name="T5">A</text:span><text:span text:style-name="T5">T</text:span><text:span text:style-name="T5">O</text:span><text:span text:style-name="T5">R</text:span></text:p>
          </draw:text-box>
        </draw:frame>
        <draw:frame draw:style-name="gr2" draw:text-style-name="P3" draw:layer="layout" svg:width="4.617cm" svg:height="0.39cm" svg:x="12.43cm" svg:y="13.804cm">
          <draw:text-box>
            <text:p text:style-name="P2"><text:span text:style-name="T19"><text:s text:c="7"/></text:span><text:span text:style-name="T19"><text:s text:c="7"/></text:span><text:span text:style-name="T19"><text:s/></text:span><text:span text:style-name="T19">Ju</text:span><text:span text:style-name="T19">ne </text:span><text:span text:style-name="T19">20</text:span><text:span text:style-name="T19">11 </text:span><text:span text:style-name="T19">- <text:s/></text:span><text:span text:style-name="T19">Ma</text:span><text:span text:style-name="T19">y </text:span><text:span text:style-name="T19">20</text:span><text:span text:style-name="T19">13</text:span></text:p>
          </draw:text-box>
        </draw:frame>
        <draw:frame draw:style-name="gr2" draw:text-style-name="P3" draw:layer="layout" svg:width="1.746cm" svg:height="0.39cm" svg:x="7.654cm" svg:y="14.374cm">
          <draw:text-box>
            <text:p text:style-name="P2"><text:span text:style-name="T15">Ju</text:span><text:span text:style-name="T15">ngl</text:span><text:span text:style-name="T15">eC</text:span><text:span text:style-name="T15">od</text:span><text:span text:style-name="T15">e</text:span></text:p>
          </draw:text-box>
        </draw:frame>
        <draw:frame draw:style-name="gr3" draw:text-style-name="P4" draw:layer="layout" svg:width="6.022cm" svg:height="0.433cm" svg:x="7.654cm" svg:y="14.776cm">
          <draw:text-box>
            <text:p text:style-name="P2"><text:span text:style-name="T20">S</text:span><text:span text:style-name="T5">E</text:span><text:span text:style-name="T5">NI</text:span><text:span text:style-name="T5">O</text:span><text:span text:style-name="T5">R </text:span><text:span text:style-name="T5">B</text:span><text:span text:style-name="T5">A</text:span><text:span text:style-name="T5">C</text:span><text:span text:style-name="T5">K</text:span><text:span text:style-name="T5">E</text:span><text:span text:style-name="T5">N</text:span><text:span text:style-name="T5">D </text:span><text:span text:style-name="T5">D</text:span><text:span text:style-name="T5">E</text:span><text:span text:style-name="T5">V</text:span><text:span text:style-name="T5">EL</text:span><text:span text:style-name="T5">O</text:span><text:span text:style-name="T5">PE</text:span><text:span text:style-name="T5">R <text:s text:c="2"/></text:span></text:p>
          </draw:text-box>
        </draw:frame>
        <draw:frame draw:style-name="gr2" draw:text-style-name="P3" draw:layer="layout" svg:width="1.352cm" svg:height="0.395cm" svg:x="13.697cm" svg:y="14.805cm">
          <draw:text-box>
            <text:p text:style-name="P2"><text:span text:style-name="T21"><text:s/></text:span><text:span text:style-name="T21">Oc</text:span><text:span text:style-name="T21">tob</text:span><text:span text:style-name="T21">er</text:span></text:p>
          </draw:text-box>
        </draw:frame>
        <draw:frame draw:style-name="gr2" draw:text-style-name="P3" draw:layer="layout" svg:width="0.802cm" svg:height="0.39cm" svg:x="15.046cm" svg:y="14.81cm">
          <draw:text-box>
            <text:p text:style-name="P2"><text:span text:style-name="T19"><text:s/></text:span><text:span text:style-name="T19">20</text:span><text:span text:style-name="T19">15</text:span></text:p>
          </draw:text-box>
        </draw:frame>
        <draw:frame draw:style-name="gr2" draw:text-style-name="P3" draw:layer="layout" svg:width="1.424cm" svg:height="0.39cm" svg:x="15.88cm" svg:y="14.81cm">
          <draw:text-box>
            <text:p text:style-name="P2"><text:span text:style-name="T19"><text:s/></text:span><text:span text:style-name="T19">- </text:span><text:span text:style-name="T22"><text:s/></text:span><text:span text:style-name="T19">Pre</text:span><text:span text:style-name="T19">sen</text:span><text:span text:style-name="T19">t</text:span></text:p>
          </draw:text-box>
        </draw:frame>
        <draw:frame draw:style-name="gr2" draw:text-style-name="P3" draw:layer="layout" svg:width="6.407cm" svg:height="0.39cm" svg:x="7.719cm" svg:y="18.354cm">
          <draw:text-box>
            <text:p text:style-name="P2"><text:span text:style-name="T1"><text:s text:c="2"/></text:span><text:span text:style-name="T1">Ma</text:span><text:span text:style-name="T1">int</text:span><text:span text:style-name="T1">ain</text:span><text:span text:style-name="T1">ing </text:span><text:span text:style-name="T1">an</text:span><text:span text:style-name="T1">d </text:span><text:span text:style-name="T1">en</text:span><text:span text:style-name="T1">ha</text:span><text:span text:style-name="T1">nci</text:span><text:span text:style-name="T1">ng </text:span><text:span text:style-name="T1">cli</text:span><text:span text:style-name="T1">ent </text:span><text:span text:style-name="T1">sof</text:span><text:span text:style-name="T1">tw</text:span><text:span text:style-name="T1">are</text:span><text:span text:style-name="T1">. </text:span></text:p>
          </draw:text-box>
        </draw:frame>
        <draw:frame draw:style-name="gr2" draw:text-style-name="P3" draw:layer="layout" svg:width="9.887cm" svg:height="0.39cm" svg:x="7.719cm" svg:y="18.811cm">
          <draw:text-box>
            <text:p text:style-name="P2"><text:span text:style-name="T1"><text:s text:c="2"/></text:span><text:span text:style-name="T1">Ma</text:span><text:span text:style-name="T1">int</text:span><text:span text:style-name="T1">ain</text:span><text:span text:style-name="T1">ing </text:span><text:span text:style-name="T1">we</text:span><text:span text:style-name="T1">b </text:span><text:span text:style-name="T1">ap</text:span><text:span text:style-name="T1">ps </text:span><text:span text:style-name="T1">an</text:span><text:span text:style-name="T1">d </text:span><text:span text:style-name="T1">mo</text:span><text:span text:style-name="T1">bil</text:span><text:span text:style-name="T1">e </text:span><text:span text:style-name="T1">for </text:span><text:span text:style-name="T1">bot</text:span><text:span text:style-name="T1">h </text:span><text:span text:style-name="T1">ne</text:span><text:span text:style-name="T1">w </text:span><text:span text:style-name="T1">an</text:span><text:span text:style-name="T1">d </text:span><text:span text:style-name="T1">exi</text:span><text:span text:style-name="T1">sti</text:span><text:span text:style-name="T1">ng </text:span><text:span text:style-name="T1">cli</text:span><text:span text:style-name="T1">ent</text:span><text:span text:style-name="T1">s. </text:span></text:p>
          </draw:text-box>
        </draw:frame>
        <draw:frame draw:style-name="gr2" draw:text-style-name="P3" draw:layer="layout" svg:width="10.869cm" svg:height="0.39cm" svg:x="7.719cm" svg:y="19.269cm">
          <draw:text-box>
            <text:p text:style-name="P2"><text:span text:style-name="T1"><text:s text:c="2"/></text:span><text:span text:style-name="T1">Te</text:span><text:span text:style-name="T1">sti</text:span><text:span text:style-name="T1">ng </text:span><text:span text:style-name="T1">ap</text:span><text:span text:style-name="T1">ps </text:span><text:span text:style-name="T1">fun</text:span><text:span text:style-name="T1">cti</text:span><text:span text:style-name="T1">on</text:span><text:span text:style-name="T1">alit</text:span><text:span text:style-name="T1">y, </text:span><text:span text:style-name="T1">ide</text:span><text:span text:style-name="T1">nti</text:span><text:span text:style-name="T1">fyi</text:span><text:span text:style-name="T1">ng </text:span><text:span text:style-name="T1">pro</text:span><text:span text:style-name="T1">ble</text:span><text:span text:style-name="T1">ms </text:span><text:span text:style-name="T1">or </text:span><text:span text:style-name="T1">bu</text:span><text:span text:style-name="T1">gs </text:span><text:span text:style-name="T1">an</text:span><text:span text:style-name="T1">d </text:span><text:span text:style-name="T1">fix</text:span><text:span text:style-name="T1">ing </text:span><text:span text:style-name="T1">err</text:span><text:span text:style-name="T1">ors</text:span><text:span text:style-name="T1">. <text:s/></text:span></text:p>
          </draw:text-box>
        </draw:frame>
        <draw:frame draw:style-name="gr2" draw:text-style-name="P3" draw:layer="layout" svg:width="9.43cm" svg:height="0.39cm" svg:x="7.719cm" svg:y="19.726cm">
          <draw:text-box>
            <text:p text:style-name="P2"><text:span text:style-name="T1"><text:s text:c="2"/></text:span><text:span text:style-name="T1">Pla</text:span><text:span text:style-name="T1">nni</text:span><text:span text:style-name="T1">ng </text:span><text:span text:style-name="T1">a </text:span><text:span text:style-name="T1">cor</text:span><text:span text:style-name="T1">e </text:span><text:span text:style-name="T1">of </text:span><text:span text:style-name="T1">hu</text:span><text:span text:style-name="T1">ge </text:span><text:span text:style-name="T1">&amp; </text:span><text:span text:style-name="T1">sca</text:span><text:span text:style-name="T1">lab</text:span><text:span text:style-name="T1">le </text:span><text:span text:style-name="T1">ba</text:span><text:span text:style-name="T1">ck</text:span><text:span text:style-name="T1">en</text:span><text:span text:style-name="T1">ds </text:span><text:span text:style-name="T1">for </text:span><text:span text:style-name="T1">var</text:span><text:span text:style-name="T1">ius </text:span><text:span text:style-name="T1">pu</text:span><text:span text:style-name="T1">pro</text:span><text:span text:style-name="T1">ses</text:span><text:span text:style-name="T1">.</text:span></text:p>
          </draw:text-box>
        </draw:frame>
        <draw:frame draw:style-name="gr2" draw:text-style-name="P3" draw:layer="layout" svg:width="9.87cm" svg:height="0.39cm" svg:x="7.719cm" svg:y="20.183cm">
          <draw:text-box>
            <text:p text:style-name="P2"><text:span text:style-name="T1"><text:s text:c="2"/></text:span><text:span text:style-name="T1">En</text:span><text:span text:style-name="T1">sur</text:span><text:span text:style-name="T1">e </text:span><text:span text:style-name="T1">ap</text:span><text:span text:style-name="T1">p </text:span><text:span text:style-name="T1">usa</text:span><text:span text:style-name="T1">bil</text:span><text:span text:style-name="T1">ity, </text:span><text:span text:style-name="T1">Pro</text:span><text:span text:style-name="T1">tec</text:span><text:span text:style-name="T1">tin</text:span><text:span text:style-name="T1">g </text:span><text:span text:style-name="T1">AP</text:span><text:span text:style-name="T1">I, </text:span><text:span text:style-name="T1">We</text:span><text:span text:style-name="T1">bS</text:span><text:span text:style-name="T1">oc</text:span><text:span text:style-name="T1">ket </text:span><text:span text:style-name="T1">Co</text:span><text:span text:style-name="T1">m</text:span><text:span text:style-name="T1">mu</text:span><text:span text:style-name="T1">cat</text:span><text:span text:style-name="T1">ion </text:span><text:span text:style-name="T1">... <text:s text:c="2"/></text:span></text:p>
          </draw:text-box>
        </draw:frame>
        <draw:frame draw:style-name="gr2" draw:text-style-name="P3" draw:layer="layout" svg:width="9.951cm" svg:height="0.39cm" svg:x="7.719cm" svg:y="20.64cm">
          <draw:text-box>
            <text:p text:style-name="P2"><text:span text:style-name="T1"><text:s text:c="2"/></text:span><text:span text:style-name="T1">W</text:span><text:span text:style-name="T1">ork</text:span><text:span text:style-name="T1">ing </text:span><text:span text:style-name="T1">on </text:span><text:span text:style-name="T1">ba</text:span><text:span text:style-name="T1">ck-</text:span><text:span text:style-name="T1">en</text:span><text:span text:style-name="T1">d </text:span><text:span text:style-name="T1">tec</text:span><text:span text:style-name="T1">hn</text:span><text:span text:style-name="T1">olo</text:span><text:span text:style-name="T1">gie</text:span><text:span text:style-name="T1">s </text:span><text:span text:style-name="T1">suc</text:span><text:span text:style-name="T1">h </text:span><text:span text:style-name="T1">as </text:span><text:span text:style-name="T1">PH</text:span><text:span text:style-name="T1">P, </text:span><text:span text:style-name="T1">M</text:span><text:span text:style-name="T1">yS</text:span><text:span text:style-name="T1">QL</text:span><text:span text:style-name="T1">, </text:span><text:span text:style-name="T1">No</text:span><text:span text:style-name="T1">de.</text:span><text:span text:style-name="T1">js. <text:s text:c="2"/></text:span></text:p>
          </draw:text-box>
        </draw:frame>
        <draw:frame draw:style-name="gr2" draw:text-style-name="P3" draw:layer="layout" svg:width="11.305cm" svg:height="0.39cm" svg:x="7.719cm" svg:y="21.097cm">
          <draw:text-box>
            <text:p text:style-name="P2"><text:span text:style-name="T1"><text:s text:c="2"/></text:span><text:span text:style-name="T1">Inv</text:span><text:span text:style-name="T1">olv</text:span><text:span text:style-name="T1">ed </text:span><text:span text:style-name="T1">in </text:span><text:span text:style-name="T1">fro</text:span><text:span text:style-name="T1">nt-</text:span><text:span text:style-name="T1">en</text:span><text:span text:style-name="T1">d </text:span><text:span text:style-name="T1">des</text:span><text:span text:style-name="T1">ign</text:span><text:span text:style-name="T1">, </text:span><text:span text:style-name="T1">sit</text:span><text:span text:style-name="T1">e </text:span><text:span text:style-name="T1">ma</text:span><text:span text:style-name="T1">int</text:span><text:span text:style-name="T1">en</text:span><text:span text:style-name="T1">an</text:span><text:span text:style-name="T1">ce </text:span><text:span text:style-name="T1">&amp; </text:span><text:span text:style-name="T1">em</text:span><text:span text:style-name="T1">ail </text:span><text:span text:style-name="T1">ma</text:span><text:span text:style-name="T1">rke</text:span><text:span text:style-name="T1">tin</text:span><text:span text:style-name="T1">g </text:span><text:span text:style-name="T1">ca</text:span><text:span text:style-name="T1">mp</text:span><text:span text:style-name="T1">aig</text:span><text:span text:style-name="T1">ns. </text:span></text:p>
          </draw:text-box>
        </draw:frame>
        <draw:frame draw:style-name="gr2" draw:text-style-name="P3" draw:layer="layout" svg:width="7.703cm" svg:height="0.39cm" svg:x="7.719cm" svg:y="21.555cm">
          <draw:text-box>
            <text:p text:style-name="P2"><text:span text:style-name="T1"><text:s text:c="2"/></text:span><text:span text:style-name="T1">Pe</text:span><text:span text:style-name="T1">nte</text:span><text:span text:style-name="T1">sti</text:span><text:span text:style-name="T1">ng </text:span><text:span text:style-name="T1">the </text:span><text:span text:style-name="T1">sec</text:span><text:span text:style-name="T1">uri</text:span><text:span text:style-name="T1">ty </text:span><text:span text:style-name="T1">of </text:span><text:span text:style-name="T1">the </text:span><text:span text:style-name="T1">co</text:span><text:span text:style-name="T1">mp</text:span><text:span text:style-name="T1">an</text:span><text:span text:style-name="T1">y </text:span><text:span text:style-name="T1">we</text:span><text:span text:style-name="T1">bse</text:span><text:span text:style-name="T1">rve</text:span><text:span text:style-name="T1">rs. <text:s text:c="2"/></text:span></text:p>
          </draw:text-box>
        </draw:frame>
        <draw:frame draw:style-name="gr2" draw:text-style-name="P10" draw:layer="measurelines" svg:width="11.186cm" svg:height="0.353cm" svg:x="7.93cm" svg:y="27.568cm">
          <draw:text-box draw:corner-radius="0.307cm">
            <text:p text:style-name="P9"><text:span text:style-name="T23">I also like solving </text:span><text:span text:style-name="T23">problems which require </text:span><text:span text:style-name="T23">using math, logic, brain </text:span><text:span text:style-name="T23">and common sense 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8cm" fo:margin-bottom="1cm" fo:margin-left="0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1T02:03:09.345427293</dc:date>
    <meta:editing-duration>PT10M18S</meta:editing-duration>
    <meta:editing-cycles>1</meta:editing-cycles>
    <meta:document-statistic meta:object-count="121"/>
    <meta:generator>LibreOffice/6.1.4.2$Linux_X86_64 LibreOffice_project/edc26d7faf41e406360d34efe1e39fe03035f7b0</meta:generator>
  </office:meta>
</office:document-meta>
</file>